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V/(m/s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oil</text:p>
          </table:table-cell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excursion [mm]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rate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0.7-44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s/(m/s)</text:p>
          </table:table-cell>
          <table:table-cell office:value-type="float" office:value="399650000" calcext:value-type="float">
            <text:p>3996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p (counts)</text:p>
          </table:table-cell>
          <table:table-cell table:formula="of:=8388608*2" office:value-type="float" office:value="16777216" calcext:value-type="float">
            <text:p>16777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p (m/s) (p-p)</text:p>
          </table:table-cell>
          <table:table-cell office:value-type="float" office:value="0.022" calcext:value-type="float">
            <text:p>0.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p (v) (p-p)</text:p>
          </table:table-cell>
          <table:table-cell table:formula="of:=[.B8]*[.B1]" office:value-type="float" office:value="0.506" calcext:value-type="float">
            <text:p>0.506</text:p>
          </table:table-cell>
          <table:table-cell office:value-type="string" calcext:value-type="string">
            <text:p>if we actually had 21 b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 (m/s) (p-p)</text:p>
          </table:table-cell>
          <table:table-cell office:value-type="float" office:value="0.00000003" calcext:value-type="float">
            <text:p>3E-08</text:p>
          </table:table-cell>
          <table:table-cell table:formula="of:=[.B8]/2^21" office:value-type="float" office:value="0.0000000104904174804688" calcext:value-type="float">
            <text:p>1.04904174804688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 (v) (p-p)</text:p>
          </table:table-cell>
          <table:table-cell table:formula="of:=[.B10]*[.B1]" office:value-type="float" office:value="0.00000069" calcext:value-type="float">
            <text:p>6.9E-07</text:p>
          </table:table-cell>
          <table:table-cell table:formula="of:=[.C10]*[.B1]" office:value-type="float" office:value="0.000000241279602050781" calcext:value-type="float">
            <text:p>2.41279602050781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Bits</text:p>
          </table:table-cell>
          <table:table-cell table:formula="of:=LOG([.B9]/[.B11];2)" office:value-type="float" office:value="19.484109592353" calcext:value-type="float">
            <text:p>19.484109592353</text:p>
          </table:table-cell>
          <table:table-cell table:formula="of:=LOG([.B9]/[.C11];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string" calcext:value-type="string">
            <text:p>1.5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 current</text:p>
          </table:table-cell>
          <table:table-cell office:value-type="string" calcext:value-type="string">
            <text:p>5.6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o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e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n</text:p>
          </table:table-cell>
          <table:table-cell table:formula="of:=([.B16]*2/[.B9])" office:value-type="float" office:value="11.8577075098814" calcext:value-type="float">
            <text:p>11.8577075098814</text:p>
          </table:table-cell>
          <table:table-cell table:formula="of:=([.C16]*2/[.B9])" office:value-type="float" office:value="11.8577075098814" calcext:value-type="float">
            <text:p>11.8577075098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 V p-p @ ADC</text:p>
          </table:table-cell>
          <table:table-cell table:formula="of:=([.B11]*[.B17])" office:value-type="float" office:value="0.00000818181818181818" calcext:value-type="float">
            <text:p>8.18181818181818E-06</text:p>
          </table:table-cell>
          <table:table-cell table:formula="of:=([.C11]*[.C17])" office:value-type="float" office:value="0.00000286102294921875" calcext:value-type="float">
            <text:p>2.86102294921875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V p-p @ ADC</text:p>
          </table:table-cell>
          <table:table-cell table:formula="of:=[.B17]*[.B9]" office:value-type="float" office:value="6" calcext:value-type="float">
            <text:p>6</text:p>
          </table:table-cell>
          <table:table-cell table:formula="of:=[.C17]*[.B9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 LSB</text:p>
          </table:table-cell>
          <table:table-cell table:formula="of:=[.B19]/2^[.B12]" office:value-type="float" office:value="0.00000818181818181819" calcext:value-type="float">
            <text:p>8.18181818181819E-06</text:p>
          </table:table-cell>
          <table:table-cell table:formula="of:=[.C19]/2^[.C12]" office:value-type="float" office:value="0.00000286102294921875" calcext:value-type="float">
            <text:p>2.86102294921875E-0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OB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Vnoise p-p </text:p>
          </table:table-cell>
          <table:table-cell table:formula="of:=0.5*[.B19]/2^[.B22]" office:value-type="float" office:value="0.00000286102294921875" calcext:value-type="float">
            <text:p>2.86102294921875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Vnoise rms</text:p>
          </table:table-cell>
          <table:table-cell table:formula="of:=[.B23]/6" office:value-type="float" office:value="0.000000476837158203125" calcext:value-type="float">
            <text:p>4.76837158203125E-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D (v/sqrt(hz))</text:p>
          </table:table-cell>
          <table:table-cell table:formula="of:=[.B24]/SQRT([.B25])" office:value-type="float" office:value="0.0000000885464373479137" calcext:value-type="float">
            <text:p>8.85464373479137E-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ise of AD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Hz</text:p>
          </table:table-cell>
          <table:table-cell office:value-type="string" calcext:value-type="string">
            <text:p>1.03 uV rms</text:p>
          </table:table-cell>
          <table:table-cell office:value-type="string" calcext:value-type="string">
            <text:p>6.18uV p-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OB</text:p>
          </table:table-cell>
          <table:table-cell office:value-type="float" office:value="22.7" calcext:value-type="float">
            <text:p>2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ise free bit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ise of RS ref</text:p>
          </table:table-cell>
          <table:table-cell office:value-type="string" calcext:value-type="string">
            <text:p>4.6 uV p-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ise of MAX ref</text:p>
          </table:table-cell>
          <table:table-cell office:value-type="string" calcext:value-type="string">
            <text:p>1.75 uV p-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Noise: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10000" calcext:value-type="float">
            <text:p>10000</text:p>
          </table:table-cell>
          <table:table-cell office:value-type="float" office:value="3900" calcext:value-type="float">
            <text:p>390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table:formula="of:=SQRT(4*1.38*10^(-23)*300*[.B36])" office:value-type="float" office:value="0.00000000803641711212154" calcext:value-type="float">
            <text:p>8.03641711212154E-09</text:p>
          </table:table-cell>
          <table:table-cell table:formula="of:=SQRT(4*1.38*10^(-23)*300*[.C36])" office:value-type="float" office:value="0.0000000128685663537163" calcext:value-type="float">
            <text:p>1.28685663537163E-08</text:p>
          </table:table-cell>
          <table:table-cell table:formula="of:=SQRT(4*1.38*10^(-23)*300*[.D36])" office:value-type="float" office:value="0.00000000803641711212154" calcext:value-type="float">
            <text:p>8.03641711212154E-09</text:p>
          </table:table-cell>
          <table:table-cell table:formula="of:=SQRT(4*1.38*10^(-23)*300*[.E36])" office:value-type="float" office:value="0.00000000704840407468244" calcext:value-type="float">
            <text:p>7.04840407468244E-09</text:p>
          </table:table-cell>
          <table:table-cell table:formula="of:=SQRT(4*1.38*10^(-23)*300*[.F36])" office:value-type="float" office:value="0.0000000406939798987516" calcext:value-type="float">
            <text:p>4.06939798987516E-08</text:p>
          </table:table-cell>
          <table:table-cell table:formula="of:=SQRT(4*1.38*10^(-23)*300*[.G36])" office:value-type="float" office:value="0.00000000704840407468244" calcext:value-type="float">
            <text:p>7.04840407468244E-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 amp noise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Stage 2</text:p>
          </table:table-cell>
          <table:table-cell office:value-type="string" calcext:value-type="string">
            <text:p>Stage 3</text:p>
          </table:table-cell>
          <table:table-cell office:value-type="string" calcext:value-type="string">
            <text:p>St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33.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se p-p</text:p>
          </table:table-cell>
          <table:table-cell table:formula="of:=6*7*[.B40]*7*10^(-9)" office:value-type="float" office:value="0.0000006468" calcext:value-type="float">
            <text:p>6.468E-07</text:p>
          </table:table-cell>
          <table:table-cell table:formula="of:=6*7*[.C40]*7*10^(-9)" office:value-type="float" office:value="0.0000006468" calcext:value-type="float">
            <text:p>6.468E-07</text:p>
          </table:table-cell>
          <table:table-cell table:formula="of:=6*7*[.D40]*7*10^(-9)" office:value-type="float" office:value="0.0000097902" calcext:value-type="float">
            <text:p>9.7902E-06</text:p>
          </table:table-cell>
          <table:table-cell table:formula="of:=6*7*[.E40]*7*10^(-9)" office:value-type="float" office:value="0.0000097902" calcext:value-type="float">
            <text:p>9.7902E-0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llen-k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001" calcext:value-type="float">
            <text:p>1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formula="of:=[.B44]*[.B47]"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</text:p>
          </table:table-cell>
          <table:table-cell table:formula="of:=1/(2*3.1415*[.B47]*[.B46]*SQRT([.B44]*[.B45]))" office:value-type="float" office:value="0.450171434783732" calcext:value-type="float">
            <text:p>0.450171434783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table:formula="of:=SQRT([.B44]*[.B45])/([.B44]+1+[.B44]*[.B45]*(1-[.B51]))" office:value-type="float" office:value="0.707106781186548" calcext:value-type="float">
            <text:p>0.707106781186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g fil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001" calcext:value-type="float">
            <text:p>1E-05</text:p>
          </table:table-cell>
          <table:table-cell table:style-name="ce1" office:value-type="float" office:value="0.000002" calcext:value-type="float">
            <text:p>2.00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</text:p>
          </table:table-cell>
          <table:table-cell table:formula="of:=1/([.B54]*[.B56]*2*3.14159)" office:value-type="float" office:value="0.159155077524438" calcext:value-type="float">
            <text:p>0.159155077524438</text:p>
          </table:table-cell>
          <table:table-cell table:formula="of:=1/([.C54]*[.C56]*2*3.14159)" office:value-type="float" office:value="39.7887693811096" calcext:value-type="float">
            <text:p>39.7887693811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z</text:p>
          </table:table-cell>
          <table:table-cell table:formula="of:=1/([.B55]*[.B56]*2*3.14159)" office:value-type="float" office:value="5.30516925081461" calcext:value-type="float">
            <text:p>5.3051692508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</text:p>
          </table:table-cell>
          <table:table-cell table:formula="of:=([.B54]/[.B57])^2" office:value-type="float" office:value="1111.11111111111" calcext:value-type="float">
            <text:p>1111.11111111111</text:p>
          </table:table-cell>
          <table:table-cell table:formula="of:=LOG10([.B60])*20" office:value-type="float" office:value="60.9151498112135" calcext:value-type="float">
            <text:p>60.9151498112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</text:p>
          </table:table-cell>
          <table:table-cell table:formula="of:=([.B55]/[.B57])^2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21:19:46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4:50:23.037000000</meta:creation-date>
    <meta:editing-duration>P2DT19H56M21S</meta:editing-duration>
    <meta:editing-cycles>9</meta:editing-cycles>
    <meta:generator>LibreOffice/6.1.4.2$Windows_X86_64 LibreOffice_project/9d0f32d1f0b509096fd65e0d4bec26ddd1938fd3</meta:generator>
    <dc:date>2021-07-08T23:13:13.619000000</dc:date>
    <meta:document-statistic meta:table-count="1" meta:cell-count="142" meta:object-count="0"/>
  </office:meta>
</office:document-meta>
</file>